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2.265cm" svg:height="17.7cm" svg:x="1.6cm" svg:y="1.8cm">
          <text:p text:style-name="P1"><text:span text:style-name="T1">型の弱い言語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265cm" svg:height="17.7cm" svg:x="15.835cm" svg:y="1.8cm">
          <text:p text:style-name="P1"><text:span text:style-name="T1">型の強い言語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426cm" svg:height="6.3cm" svg:x="2.92cm" svg:y="3.8cm">
          <text:p text:style-name="P1"><text:span text:style-name="T1">コンパイルエラ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426cm" svg:height="8cm" svg:x="2.92cm" svg:y="10.7cm">
          <text:p text:style-name="P1"><text:span text:style-name="T1">ランタイムエラ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426cm" svg:height="11.3cm" svg:x="17.26cm" svg:y="3.8cm">
          <text:p text:style-name="P1"><text:span text:style-name="T1">コンパイルエラ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426cm" svg:height="3cm" svg:x="17.26cm" svg:y="15.7cm">
          <text:p text:style-name="P1"><text:span text:style-name="T1">ランタイムエラ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ja" style:country-asian="JP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7-29T21:04:47.032077137</dc:date>
    <dc:creator>Okabe Kiwamu</dc:creator>
    <meta:editing-duration>PT1H45M41S</meta:editing-duration>
    <meta:editing-cycles>141</meta:editing-cycles>
    <meta:generator>LibreOffice/4.1.0.4$Linux_X86_64 LibreOffice_project/410m0$Build-4</meta:generator>
    <meta:document-statistic meta:object-count="6"/>
  </office:meta>
</office:document-meta>
</file>